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58cm" fo:min-width="3.4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6cm" svg:height="4cm" svg:x="6.718cm" svg:y="6cm">
          <text:p text:style-name="P1"><text:span text:style-name="T1">E0</text:span></text:p>
          <text:p text:style-name="P1">Tx = ‘1’</text:p>
          <text:p text:style-name="P1">i =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12.718cm" svg:y="9.9cm">
          <text:p text:style-name="P1"><text:span text:style-name="T1">E1</text:span></text:p>
          <text:p text:style-name="P1">Tx = ‘0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1.918cm" svg:y="11.1cm">
          <text:p text:style-name="P1"><text:span text:style-name="T1">E2</text:span></text:p>
          <text:p text:style-name="P1">Tx &lt; = Data_in(i)</text:p>
          <text:p text:style-name="P1">i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118cm" svg:y1="11.3cm" svg:x2="6.918cm" svg:y2="8.4cm">
          <text:p/>
        </draw:line>
        <draw:line draw:style-name="gr2" draw:text-style-name="P2" draw:layer="layout" svg:x1="13.118cm" svg:y1="12.9cm" svg:x2="7.418cm" svg:y2="13.2cm">
          <text:p/>
        </draw:line>
        <draw:line draw:style-name="gr2" draw:text-style-name="P2" draw:layer="layout" svg:x1="11.618cm" svg:y1="9.2cm" svg:x2="13.618cm" svg:y2="10.6cm">
          <text:p/>
        </draw:line>
        <draw:frame draw:style-name="gr3" draw:text-style-name="P3" draw:layer="layout" svg:width="7.936cm" svg:height="0.962cm" svg:x="1.545cm" svg:y="1.641cm">
          <draw:text-box>
            <text:p>MAE de la partie Emission</text:p>
          </draw:text-box>
        </draw:frame>
        <draw:frame draw:style-name="gr4" draw:text-style-name="P3" draw:layer="layout" svg:width="3.88cm" svg:height="5.1cm" svg:x="1.3cm" svg:y="22.3cm">
          <draw:text-box>
            <text:p><text:span text:style-name="T1">Entrées :</text:span><text:line-break/>- Data_in</text:p>
            <text:p>- Clk</text:p>
            <text:p>- Tick</text:p>
            <text:p><text:span text:style-name="T1">Sorties :</text:span></text:p>
            <text:p>- Tx</text:p>
          </draw:text-box>
        </draw:frame>
        <draw:frame draw:style-name="gr5" draw:text-style-name="P3" draw:layer="layout" svg:width="12.372cm" svg:height="2.384cm" svg:x="7.5cm" svg:y="25.297cm">
          <draw:text-box>
            <text:p><text:span text:style-name="T1">Signaux :</text:span></text:p>
            <text:p>- Signal i : natural := ‘0’</text:p>
          </draw:text-box>
        </draw:frame>
        <draw:line draw:style-name="gr2" draw:text-style-name="P2" draw:layer="layout" svg:x1="13.118cm" svg:y1="6.1cm" svg:x2="11.518cm" svg:y2="6.6cm">
          <text:p/>
        </draw:line>
        <draw:frame draw:style-name="gr3" draw:text-style-name="P3" draw:layer="layout" svg:width="1.455cm" svg:height="0.962cm" svg:x="13.263cm" svg:y="6.4cm">
          <draw:text-box>
            <text:p>Rst</text:p>
          </draw:text-box>
        </draw:frame>
        <draw:frame draw:style-name="gr3" draw:text-style-name="P3" draw:layer="layout" svg:width="3cm" svg:height="1.673cm" svg:x="13.018cm" svg:y="8cm">
          <draw:text-box>
            <text:p>Go = ‘1’</text:p>
            <text:p>Tick = ‘1’</text:p>
          </draw:text-box>
        </draw:frame>
        <draw:path draw:style-name="gr6" draw:text-style-name="P2" draw:layer="layout" svg:width="1.992cm" svg:height="1.831cm" draw:transform="rotate (-2.70176968208722) translate (6.17412541256191cm 15.96931584222cm)" svg:viewBox="0 0 1993 1832" svg:d="M0 1071c2752-2794 1852 761 1852 761">
          <text:p/>
        </draw:path>
        <draw:line draw:style-name="gr2" draw:text-style-name="P2" draw:layer="layout" svg:x1="3.818cm" svg:y1="15.6cm" svg:x2="3.718cm" svg:y2="15cm">
          <text:p/>
        </draw:line>
        <draw:frame draw:style-name="gr3" draw:text-style-name="P3" draw:layer="layout" svg:width="3cm" svg:height="0.962cm" svg:x="9.118cm" svg:y="13.8cm">
          <draw:text-box>
            <text:p>Tick = ‘1’</text:p>
          </draw:text-box>
        </draw:frame>
        <draw:frame draw:style-name="gr3" draw:text-style-name="P3" draw:layer="layout" svg:width="3cm" svg:height="0.962cm" svg:x="3.018cm" svg:y="17.138cm">
          <draw:text-box>
            <text:p>Tick = ‘1’</text:p>
          </draw:text-box>
        </draw:frame>
        <draw:frame draw:style-name="gr3" draw:text-style-name="P3" draw:layer="layout" svg:width="1.721cm" svg:height="0.962cm" svg:x="3.759cm" svg:y="9.4cm">
          <draw:text-box>
            <text:p>i = 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4:06:15.194000000</meta:creation-date>
    <dc:date>2018-02-16T16:31:08.276000000</dc:date>
    <meta:editing-duration>PT49M39S</meta:editing-duration>
    <meta:editing-cycles>7</meta:editing-cycles>
    <meta:generator>LibreOffice/5.4.4.2$Windows_X86_64 LibreOffice_project/2524958677847fb3bb44820e40380acbe820f960</meta:generator>
    <meta:document-statistic meta:object-count="17"/>
  </office:meta>
</office:document-meta>
</file>